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279.41pt"/>
    </style:style>
    <style:style style:name="co4" style:family="table-column">
      <style:table-column-properties fo:break-before="auto" style:column-width="258.75pt"/>
    </style:style>
    <style:style style:name="co5" style:family="table-column">
      <style:table-column-properties fo:break-before="auto" style:column-width="215.04pt"/>
    </style:style>
    <style:style style:name="co6" style:family="table-column">
      <style:table-column-properties fo:break-before="auto" style:column-width="386.56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9" table:default-cell-style-name="Default"/>
        <table:table-column table:style-name="co7" table:number-columns-repeated="999" table:default-cell-style-name="Default"/>
        <table:table-row table:style-name="ro1">
          <table:table-cell table:style-name="ce1" office:value-type="string" calcext:value-type="string">
            <text:p>Carimbo de data/hora</text:p>
          </table:table-cell>
          <table:table-cell table:style-name="ce1" office:value-type="string" calcext:value-type="string">
            <text:p>Qual o seu email (caso deseje acompanhar os resultados da pesquisa)?</text:p>
          </table:table-cell>
          <table:table-cell table:style-name="ce1" office:value-type="string" calcext:value-type="string">
            <text:p>1) Qual seu nível de formação?</text:p>
          </table:table-cell>
          <table:table-cell table:style-name="ce1" office:value-type="string" calcext:value-type="string">
            <text:p>2) Marque a opção que melhor identifica o seu nível de conhecimento ou experiências práticas com o gerenciamento de firewalls?</text:p>
          </table:table-cell>
          <table:table-cell table:style-name="ce1" office:value-type="string" calcext:value-type="string">
            <text:p>3) Você já utilizou na prática quais soluções de firewall?</text:p>
          </table:table-cell>
          <table:table-cell table:style-name="ce3" office:value-type="string" calcext:value-type="string">
            <text:p>4) Considerando a compra e/ou implantação de uma solução para gerenciamento de firewalls, quais características você julga mais relevantes?</text:p>
          </table:table-cell>
          <table:table-cell table:style-name="ce1" office:value-type="string" calcext:value-type="string">
            <text:p>5) Você considera o comando acima intuitivo para especificar a política de filtro de URL? Indique sua resposta em uma escala de 1 a 5, considerando aspectos como facilidade de interpretação de todos os termos, nível de conhecimento prévio exigido para interpretação, facilidade para memorização. </text:p>
          </table:table-cell>
          <table:table-cell table:style-name="ce1" office:value-type="string" calcext:value-type="string">
            <text:p>6) O quão complexa você considera a sintaxe utilizada no comando acima? Indique sua resposta em uma escala de 1 a 5, considerando aspectos como quantidade de termos utilizados, verbosidade, etc.</text:p>
          </table:table-cell>
          <table:table-cell table:style-name="ce1" office:value-type="string" calcext:value-type="string">
            <text:p>7) Você considera o comando acima intuitivo para especificar a política de filtro de URL? Indique sua resposta em uma escala de 1 a 5, considerando aspectos como facilidade de interpretação de todos os termos, nível de conhecimento prévio exigido para interpretação, facilidade para memorização. </text:p>
          </table:table-cell>
          <table:table-cell table:style-name="ce1" office:value-type="string" calcext:value-type="string">
            <text:p>8) O quão complexa você considera a sintaxe utilizada no comando acima? Indique sua resposta em uma escala de 1 a 5, considerando aspectos como quantidade de termos utilizados, verbosidade, etc.</text:p>
          </table:table-cell>
          <table:table-cell table:style-name="ce1" office:value-type="string" calcext:value-type="string">
            <text:p>9) Você considera o comando acima intuitivo para especificar a política de Traffic Shaping? Indique sua resposta em uma escala de 1 a 5, considerando aspectos como facilidade de interpretação de todos os termos, nível de conhecimento prévio exigido para interpretação, facilidade para memorização. </text:p>
          </table:table-cell>
          <table:table-cell table:style-name="ce1" office:value-type="string" calcext:value-type="string">
            <text:p>10) O quão complexa você considera a sintaxe utilizada no comando acima? Indique sua resposta em uma escala de 1 a 5, considerando aspectos como quantidade de termos utilizados, verbosidade, etc.</text:p>
          </table:table-cell>
          <table:table-cell table:style-name="ce3" office:value-type="string" calcext:value-type="string">
            <text:p>11) Você considera os comandos acima intuitivos para especificar a política de Traffic Shaping? Indique sua resposta em uma escala de 1 a 5, considerando aspectos como facilidade de interpretação de todos os termos, nível de conhecimento prévio exigido para interpretação, facilidade para memorização. </text:p>
          </table:table-cell>
          <table:table-cell table:style-name="ce3" office:value-type="string" calcext:value-type="string">
            <text:p>12) O quão complexa você considera a sintaxe utilizada nos comandos acima? Indique sua resposta em uma escala de 1 a 5, considerando aspectos como quantidade de termos utilizados, verbosidade, etc.</text:p>
          </table:table-cell>
          <table:table-cell table:style-name="ce1" office:value-type="string" calcext:value-type="string">
            <text:p>13) Você considera o comando acima intuitivo para especificar a política de ACL? Indique sua resposta em uma escala de 1 a 5, considerando aspectos como facilidade de interpretação de todos os termos, nível de conhecimento prévio exigido para interpretação, facilidade para memorização. <text:s/></text:p>
          </table:table-cell>
          <table:table-cell table:style-name="ce1" office:value-type="string" calcext:value-type="string">
            <text:p>14) O quão complexa você considera a sintaxe utilizada no comando acima? Indique sua resposta em uma escala de 1 a 5, considerando aspectos como quantidade de termos utilizados, verbosidade, etc.</text:p>
          </table:table-cell>
          <table:table-cell table:style-name="ce1" office:value-type="string" calcext:value-type="string">
            <text:p>15) Você considera o comando acima intuitivo para especificar a política de ACL? Indique sua resposta em uma escala de 1 a 5, considerando aspectos como facilidade de interpretação de todos os termos, nível de conhecimento prévio exigido para interpretação, facilidade para memorização. </text:p>
          </table:table-cell>
          <table:table-cell table:style-name="ce1" office:value-type="string" calcext:value-type="string">
            <text:p>16) O quão complexa você considera a sintaxe utilizada no comando acima? Indique sua resposta em uma escala de 1 a 5, considerando aspectos como quantidade de termos utilizados, verbosidade, etc.</text:p>
          </table:table-cell>
          <table:table-cell table:style-name="ce1" office:value-type="string" calcext:value-type="string">
            <text:p>Deixe aqui os seus comentários e sugestões aqui. Toda contribuição é muito bem vinda. 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1-02-26T13:49:34.33" calcext:value-type="date">
            <text:p>2/26/2021 13:49:34</text:p>
          </table:table-cell>
          <table:table-cell/>
          <table:table-cell table:style-name="ce3" office:value-type="string" calcext:value-type="string">
            <text:p>Especialização na área da Computação ou Similar</text:p>
          </table:table-cell>
          <table:table-cell table:style-name="ce3" office:value-type="string" calcext:value-type="string">
            <text:p>Já tive experiências práticas no gerenciamento de firewalls</text:p>
          </table:table-cell>
          <table:table-cell table:style-name="ce3" office:value-type="string" calcext:value-type="string">
            <text:p>Check Point, Fortinet, Palo Alto</text:p>
          </table:table-cell>
          <table:table-cell table:style-name="ce3" office:value-type="string" calcext:value-type="string">
            <text:p>Simplicidade no gerenciament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1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qui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1-02-26T22:59:19.618" calcext:value-type="date">
            <text:p>2/26/2021 22:59:20</text:p>
          </table:table-cell>
          <table:table-cell/>
          <table:table-cell table:style-name="ce3" office:value-type="string" calcext:value-type="string">
            <text:p>Doutorado na área da Computação ou Similar</text:p>
          </table:table-cell>
          <table:table-cell table:style-name="ce3" office:value-type="string" calcext:value-type="string">
            <text:p>Realizo gerenciamento de firewalls eventualmente</text:p>
          </table:table-cell>
          <table:table-cell table:style-name="ce3" office:value-type="string" calcext:value-type="string">
            <text:p>IPTables, Pfsense</text:p>
          </table:table-cell>
          <table:table-cell table:style-name="ce3" office:value-type="string" calcext:value-type="string">
            <text:p>Simplicidade no gerenciamento, Gerenciamento integrado das soluções de firewall existentes, Compatibilidade com soluções de firewall existentes, Custos de aquisição, Custo e curva de aprendizagem no treinamento das equip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27T04:55:02.042" calcext:value-type="date">
            <text:p>2/27/2021 4:55:02</text:p>
          </table:table-cell>
          <table:table-cell table:style-name="ce3" office:value-type="string" calcext:value-type="string">
            <text:p>isadoraferrao@usp.br</text:p>
          </table:table-cell>
          <table:table-cell table:style-name="ce3" office:value-type="string" calcext:value-type="string">
            <text:p>Mestrado na área da Computação ou Similar</text:p>
          </table:table-cell>
          <table:table-cell table:style-name="ce3" office:value-type="string" calcext:value-type="string">
            <text:p>Realizei gerenciamento de firewalls no passado</text:p>
          </table:table-cell>
          <table:table-cell table:style-name="ce3" office:value-type="string" calcext:value-type="string">
            <text:p>IPTables, Cisco</text:p>
          </table:table-cell>
          <table:table-cell table:style-name="ce3" office:value-type="string" calcext:value-type="string">
            <text:p>Simplicidade no gerenciamento, Custos de aquisiç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27T08:26:04.735" calcext:value-type="date">
            <text:p>2/27/2021 8:26:05</text:p>
          </table:table-cell>
          <table:table-cell/>
          <table:table-cell table:style-name="ce3" office:value-type="string" calcext:value-type="string">
            <text:p>Curso superior em Computação ou Similar</text:p>
          </table:table-cell>
          <table:table-cell table:style-name="ce3" office:value-type="string" calcext:value-type="string">
            <text:p>Não atuo na área de gerenciamento de firewalls</text:p>
          </table:table-cell>
          <table:table-cell table:style-name="ce3" office:value-type="string" calcext:value-type="string">
            <text:p>Nenhuma</text:p>
          </table:table-cell>
          <table:table-cell table:style-name="ce3" office:value-type="string" calcext:value-type="string">
            <text:p>Simplicidade no gerenciamento, Gerenciamento integrado das soluções de firewall existentes, Compatibilidade com soluções de firewall existent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27T12:53:39.531" calcext:value-type="date">
            <text:p>2/27/2021 12:53:40</text:p>
          </table:table-cell>
          <table:table-cell/>
          <table:table-cell table:style-name="ce3" office:value-type="string" calcext:value-type="string">
            <text:p>Especialização na área da Computação ou Similar</text:p>
          </table:table-cell>
          <table:table-cell table:style-name="ce3" office:value-type="string" calcext:value-type="string">
            <text:p>Não atuo na área de gerenciamento de firewalls</text:p>
          </table:table-cell>
          <table:table-cell table:style-name="ce3" office:value-type="string" calcext:value-type="string">
            <text:p>IPTables, Pfsense, Mikrotik</text:p>
          </table:table-cell>
          <table:table-cell table:style-name="ce3" office:value-type="string" calcext:value-type="string">
            <text:p>Simplicidade no gerenciamento, Custos de aquisiçã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27T13:22:51.424" calcext:value-type="date">
            <text:p>2/27/2021 13:22:51</text:p>
          </table:table-cell>
          <table:table-cell/>
          <table:table-cell table:style-name="ce3" office:value-type="string" calcext:value-type="string">
            <text:p>Especialização na área da Computação ou Similar</text:p>
          </table:table-cell>
          <table:table-cell table:style-name="ce3" office:value-type="string" calcext:value-type="string">
            <text:p>Realizo gerenciamento de firewalls eventualmente</text:p>
          </table:table-cell>
          <table:table-cell table:style-name="ce3" office:value-type="string" calcext:value-type="string">
            <text:p>Sophos</text:p>
          </table:table-cell>
          <table:table-cell table:style-name="ce3" office:value-type="string" calcext:value-type="string">
            <text:p>Simplicidade no gerenciamento, Custos de aquisiç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27T14:15:07.09" calcext:value-type="date">
            <text:p>2/27/2021 14:15:07</text:p>
          </table:table-cell>
          <table:table-cell table:style-name="ce3" office:value-type="string" calcext:value-type="string">
            <text:p>marcosfagundes@unipampa.edu.br</text:p>
          </table:table-cell>
          <table:table-cell table:style-name="ce3" office:value-type="string" calcext:value-type="string">
            <text:p>Curso superior em Computação ou Similar</text:p>
          </table:table-cell>
          <table:table-cell table:style-name="ce3" office:value-type="string" calcext:value-type="string">
            <text:p>Não atuo na área de gerenciamento de firewalls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Simplicidade no gerenciamento, Gerenciamento integrado das soluções de firewall existentes, Compatibilidade com soluções de firewall existentes, Custo e curva de aprendizagem no treinamento das equip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28T14:37:55.775" calcext:value-type="date">
            <text:p>2/28/2021 14:37:56</text:p>
          </table:table-cell>
          <table:table-cell table:style-name="ce3" office:value-type="string" calcext:value-type="string">
            <text:p>jeferson.gangorra@gmail.com</text:p>
          </table:table-cell>
          <table:table-cell table:style-name="ce3" office:value-type="string" calcext:value-type="string">
            <text:p>Curso técnico em Computação ou Similar</text:p>
          </table:table-cell>
          <table:table-cell table:style-name="ce3" office:value-type="string" calcext:value-type="string">
            <text:p>Realizei gerenciamento de firewalls no passado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Simplicidade no gerenciamento, Custos de aquisição, Custo e curva de aprendizagem no treinamento das equip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28T17:16:20.681" calcext:value-type="date">
            <text:p>2/28/2021 17:16:21</text:p>
          </table:table-cell>
          <table:table-cell/>
          <table:table-cell table:style-name="ce3" office:value-type="string" calcext:value-type="string">
            <text:p>Curso superior em Computação ou Similar</text:p>
          </table:table-cell>
          <table:table-cell table:style-name="ce3" office:value-type="string" calcext:value-type="string">
            <text:p>Não atuo na área de gerenciamento de firewalls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Simplicidade no gerenciamento, Compatibilidade com soluções de firewall existentes, Custos de aquisiç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28T21:51:07.772" calcext:value-type="date">
            <text:p>2/28/2021 21:51:08</text:p>
          </table:table-cell>
          <table:table-cell/>
          <table:table-cell table:style-name="ce3" office:value-type="string" calcext:value-type="string">
            <text:p>Doutorado na área da Computação ou Similar</text:p>
          </table:table-cell>
          <table:table-cell table:style-name="ce3" office:value-type="string" calcext:value-type="string">
            <text:p>Realizei gerenciamento de firewalls no passado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Compatibilidade com soluções de firewall existentes, Custos de aquisição, Custo e curva de aprendizagem no treinamento das equip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08:55:06.197" calcext:value-type="date">
            <text:p>3/1/2021 8:55:06</text:p>
          </table:table-cell>
          <table:table-cell table:style-name="ce3" office:value-type="string" calcext:value-type="string">
            <text:p>canofre@unipampa.edu.br</text:p>
          </table:table-cell>
          <table:table-cell table:style-name="ce3" office:value-type="string" calcext:value-type="string">
            <text:p>Especialização na área da Computação ou Similar</text:p>
          </table:table-cell>
          <table:table-cell table:style-name="ce3" office:value-type="string" calcext:value-type="string">
            <text:p>Não atuo na área de gerenciamento de firewalls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Simplicidade no gerenciamento, Gerenciamento integrado das soluções de firewall existentes, Custos de aquisiç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14:11:48.919" calcext:value-type="date">
            <text:p>3/1/2021 14:11:49</text:p>
          </table:table-cell>
          <table:table-cell/>
          <table:table-cell table:style-name="ce3" office:value-type="string" calcext:value-type="string">
            <text:p>Curso superior em Computação ou Similar</text:p>
          </table:table-cell>
          <table:table-cell table:style-name="ce3" office:value-type="string" calcext:value-type="string">
            <text:p>Realizei gerenciamento de firewalls no passado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Simplicidade no gerenciamento, Gerenciamento integrado das soluções de firewall existentes, Compatibilidade com soluções de firewall existentes, Custo e curva de aprendizagem no treinamento das equip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16:17:47.284" calcext:value-type="date">
            <text:p>3/1/2021 16:17:47</text:p>
          </table:table-cell>
          <table:table-cell/>
          <table:table-cell table:style-name="ce3" office:value-type="string" calcext:value-type="string">
            <text:p>Especialização na área da Computação ou Similar</text:p>
          </table:table-cell>
          <table:table-cell table:style-name="ce3" office:value-type="string" calcext:value-type="string">
            <text:p>Realizo gerenciamento de firewalls regularmente</text:p>
          </table:table-cell>
          <table:table-cell table:style-name="ce3" office:value-type="string" calcext:value-type="string">
            <text:p>IPTables, Pfsense, Cisco</text:p>
          </table:table-cell>
          <table:table-cell table:style-name="ce3" office:value-type="string" calcext:value-type="string">
            <text:p>Simplicidade no gerenciamento, Gerenciamento integrado das soluções de firewall existentes, Custo e curva de aprendizagem no treinamento das equip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16:24:39.419" calcext:value-type="date">
            <text:p>3/1/2021 16:24:39</text:p>
          </table:table-cell>
          <table:table-cell/>
          <table:table-cell table:style-name="ce3" office:value-type="string" calcext:value-type="string">
            <text:p>Mestrado na área da Computação ou Similar</text:p>
          </table:table-cell>
          <table:table-cell table:style-name="ce3" office:value-type="string" calcext:value-type="string">
            <text:p>Não atuo na área de gerenciamento de firewalls</text:p>
          </table:table-cell>
          <table:table-cell table:style-name="ce3" office:value-type="string" calcext:value-type="string">
            <text:p>IPTables, Cisco</text:p>
          </table:table-cell>
          <table:table-cell table:style-name="ce3" office:value-type="string" calcext:value-type="string">
            <text:p>Simplicidade no gerenciamento, Gerenciamento integrado das soluções de firewall existentes, Compatibilidade com soluções de firewall existentes, Custos de aquisição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16:29:24.435" calcext:value-type="date">
            <text:p>3/1/2021 16:29:24</text:p>
          </table:table-cell>
          <table:table-cell/>
          <table:table-cell table:style-name="ce3" office:value-type="string" calcext:value-type="string">
            <text:p>Especialização na área da Computação ou Similar</text:p>
          </table:table-cell>
          <table:table-cell table:style-name="ce3" office:value-type="string" calcext:value-type="string">
            <text:p>Realizei gerenciamento de firewalls no passado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Simplicidade no gerenciamento, Custos de aquisiçã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16:33:13.571" calcext:value-type="date">
            <text:p>3/1/2021 16:33:14</text:p>
          </table:table-cell>
          <table:table-cell/>
          <table:table-cell table:style-name="ce3" office:value-type="string" calcext:value-type="string">
            <text:p>Especialização na área da Computação ou Similar</text:p>
          </table:table-cell>
          <table:table-cell table:style-name="ce3" office:value-type="string" calcext:value-type="string">
            <text:p>Não atuo na área de gerenciamento de firewalls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Compatibilidade com soluções de firewall existent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16:44:28.714" calcext:value-type="date">
            <text:p>3/1/2021 16:44:29</text:p>
          </table:table-cell>
          <table:table-cell table:style-name="ce3" office:value-type="string" calcext:value-type="string">
            <text:p>cesarradtke@unipampa.edu.br</text:p>
          </table:table-cell>
          <table:table-cell table:style-name="ce3" office:value-type="string" calcext:value-type="string">
            <text:p>Mestrado em outra área</text:p>
          </table:table-cell>
          <table:table-cell table:style-name="ce3" office:value-type="string" calcext:value-type="string">
            <text:p>Realizei gerenciamento de firewalls no passado</text:p>
          </table:table-cell>
          <table:table-cell table:style-name="ce3" office:value-type="string" calcext:value-type="string">
            <text:p>IPTables, pf, ipf</text:p>
          </table:table-cell>
          <table:table-cell table:style-name="ce3" office:value-type="string" calcext:value-type="string">
            <text:p>Custos de aquisição, licenciamento GPL ou simila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urício, espero que sejam úteis as respostas, mas quero acrescentar que, 1) seria relevante considerar que a escolha de solução de firewall para ambiente corporativo normalmente difere da escolha para uma instituição pública, assim como outros aspectos como políticas de uso de SWL x contratação de suporte, diretrizes superiores (ex, INs, formação e orientação ideológica da equipe de decisão) , etc.; 2 ) me parecem tendenciosas as questões, até porque se quem responder já tiver algum conhecimento ou uma preferencia pode responder por outras razões que não se a sintaxe é ou não é complexa. Um abraço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1-03-01T16:50:00.724" calcext:value-type="date">
            <text:p>3/1/2021 16:50:01</text:p>
          </table:table-cell>
          <table:table-cell table:style-name="ce3" office:value-type="string" calcext:value-type="string">
            <text:p>lucianolopes@unipampa.edu.br</text:p>
          </table:table-cell>
          <table:table-cell table:style-name="ce3" office:value-type="string" calcext:value-type="string">
            <text:p>Especialização na área da Computação ou Similar</text:p>
          </table:table-cell>
          <table:table-cell table:style-name="ce3" office:value-type="string" calcext:value-type="string">
            <text:p>Não atuo na área de gerenciamento de firewalls</text:p>
          </table:table-cell>
          <table:table-cell table:style-name="ce3" office:value-type="string" calcext:value-type="string">
            <text:p>IPTables, Cisco</text:p>
          </table:table-cell>
          <table:table-cell table:style-name="ce3" office:value-type="string" calcext:value-type="string">
            <text:p>Simplicidade no gerenciamento, Gerenciamento integrado das soluções de firewall existentes, Compatibilidade com soluções de firewall existentes, Custos de aquisiç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17:07:28.432" calcext:value-type="date">
            <text:p>3/1/2021 17:07:28</text:p>
          </table:table-cell>
          <table:table-cell table:style-name="ce3" office:value-type="string" calcext:value-type="string">
            <text:p>ricardorosa@unipampa.edu.br</text:p>
          </table:table-cell>
          <table:table-cell table:style-name="ce3" office:value-type="string" calcext:value-type="string">
            <text:p>Especialização na área da Computação ou Similar</text:p>
          </table:table-cell>
          <table:table-cell table:style-name="ce3" office:value-type="string" calcext:value-type="string">
            <text:p>Não atuo na área de gerenciamento de firewalls</text:p>
          </table:table-cell>
          <table:table-cell table:style-name="ce3" office:value-type="string" calcext:value-type="string">
            <text:p>Nenhuma</text:p>
          </table:table-cell>
          <table:table-cell table:style-name="ce3" office:value-type="string" calcext:value-type="string">
            <text:p>Gerenciamento integrado das soluções de firewall existentes, Compatibilidade com soluções de firewall existentes, Custos de aquisiç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22:23:08.144" calcext:value-type="date">
            <text:p>3/1/2021 22:23:08</text:p>
          </table:table-cell>
          <table:table-cell table:style-name="ce3" office:value-type="string" calcext:value-type="string">
            <text:p>leonardofischer@gmail.com</text:p>
          </table:table-cell>
          <table:table-cell table:style-name="ce3" office:value-type="string" calcext:value-type="string">
            <text:p>Mestrado na área da Computação ou Similar</text:p>
          </table:table-cell>
          <table:table-cell table:style-name="ce3" office:value-type="string" calcext:value-type="string">
            <text:p>Realizei gerenciamento de firewalls no passado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Simplicidade no gerenciamento, Custos de aquisição, Custo e curva de aprendizagem no treinamento das equip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1T23:42:48.132" calcext:value-type="date">
            <text:p>3/1/2021 23:42:48</text:p>
          </table:table-cell>
          <table:table-cell table:style-name="ce3" office:value-type="string" calcext:value-type="string">
            <text:p>caosdp@gmail.com</text:p>
          </table:table-cell>
          <table:table-cell table:style-name="ce3" office:value-type="string" calcext:value-type="string">
            <text:p>Curso superior em Computação ou Similar</text:p>
          </table:table-cell>
          <table:table-cell table:style-name="ce3" office:value-type="string" calcext:value-type="string">
            <text:p>Realizei gerenciamento de firewalls no passado</text:p>
          </table:table-cell>
          <table:table-cell table:style-name="ce3" office:value-type="string" calcext:value-type="string">
            <text:p>IPTables</text:p>
          </table:table-cell>
          <table:table-cell table:style-name="ce3" office:value-type="string" calcext:value-type="string">
            <text:p>Simplicidade no gerenciamento, Gerenciamento integrado das soluções de firewall existentes, Custos de aquisiçã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3-02T11:04:24.415" calcext:value-type="date">
            <text:p>3/2/2021 11:04:24</text:p>
          </table:table-cell>
          <table:table-cell table:style-name="ce3" office:value-type="string" calcext:value-type="string">
            <text:p>luizsilva@unipampa.edu.br</text:p>
          </table:table-cell>
          <table:table-cell table:style-name="ce3" office:value-type="string" calcext:value-type="string">
            <text:p>Mestrado na área da Computação ou Similar</text:p>
          </table:table-cell>
          <table:table-cell table:style-name="ce3" office:value-type="string" calcext:value-type="string">
            <text:p>Realizo gerenciamento de firewalls eventualmente</text:p>
          </table:table-cell>
          <table:table-cell table:style-name="ce3" office:value-type="string" calcext:value-type="string">
            <text:p>IPTables, Pfsense</text:p>
          </table:table-cell>
          <table:table-cell table:style-name="ce3" office:value-type="string" calcext:value-type="string">
            <text:p>Gerenciamento integrado das soluções de firewall existentes, Compatibilidade com soluções de firewall existentes, Custo e curva de aprendizagem no treinamento das equip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postas_20_ao_20_formulário_20_1" style:display-name="PageStyle_Respostas ao formulár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5" meta:object-count="0"/>
    <meta:generator>LibreOfficeDev/6.0.5.2$Linux_X86_64 LibreOffice_project/</meta:generator>
  </office:meta>
</office:document-meta>
</file>